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#D9D9D9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order="thin solid #000000" fo:background-color="#FFC000"/>
    </style:style>
    <style:style style:name="ce6" style:family="table-cell" style:parent-style-name="Default" style:data-style-name="N0">
      <style:table-cell-properties fo:border="thin solid #000000" fo:background-color="#C6E0B4"/>
    </style:style>
    <style:style style:name="ce7" style:family="table-cell" style:parent-style-name="Default" style:data-style-name="N36">
      <style:table-cell-properties fo:border="thin solid #000000" fo:background-color="#ED7D31"/>
    </style:style>
    <style:style style:name="ce8" style:family="table-cell" style:parent-style-name="Default" style:data-style-name="N2">
      <style:table-cell-properties fo:border="thin solid #000000" fo:background-color="#ED7D31"/>
    </style:style>
    <style:style style:name="ce9" style:family="table-cell" style:parent-style-name="Default" style:data-style-name="N0">
      <style:table-cell-properties fo:border="thin solid #000000" fo:background-color="#ED7D31"/>
    </style:style>
    <style:style style:name="ce10" style:family="table-cell" style:parent-style-name="Default" style:data-style-name="N0">
      <style:table-cell-properties fo:border="thin solid #000000" fo:background-color="#ED7D31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C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FFC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fo:background-color="#FFC000"/>
      <style:text-properties fo:font-style="italic" style:font-style-asian="italic" style:font-style-complex="italic"/>
    </style:style>
    <style:style style:name="ce14" style:family="table-cell" style:parent-style-name="Default" style:data-style-name="N1">
      <style:table-cell-properties fo:border="thin solid #000000" fo:background-color="#ED7D31"/>
    </style:style>
    <style:style style:name="ce15" style:family="table-cell" style:parent-style-name="Default" style:data-style-name="N0">
      <style:table-cell-properties style:vertical-align="automatic" fo:wrap-option="wrap" fo:background-color="#FFFF00"/>
      <style:text-properties fo:color="#FF0000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77270833333333cm"/>
    </style:style>
    <style:style style:name="co7" style:family="table-column">
      <style:table-column-properties fo:break-before="auto" style:column-width="2.72520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0.714375cm"/>
    </style:style>
    <style:style style:name="co11" style:family="table-column">
      <style:table-column-properties fo:break-before="auto" style:column-width="2.91041666666667cm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1.825625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1.40229166666667cm"/>
    </style:style>
    <style:style style:name="co16" style:family="table-column">
      <style:table-column-properties fo:break-before="auto" style:column-width="2.01083333333333cm"/>
    </style:style>
    <style:style style:name="co17" style:family="table-column">
      <style:table-column-properties fo:break-before="auto" style:column-width="2.59291666666667cm"/>
    </style:style>
    <style:style style:name="co18" style:family="table-column">
      <style:table-column-properties fo:break-before="auto" style:column-width="2.75166666666667cm"/>
    </style:style>
    <style:style style:name="co19" style:family="table-column">
      <style:table-column-properties fo:break-before="auto" style:column-width="2.03729166666667cm"/>
    </style:style>
    <style:style style:name="co20" style:family="table-column">
      <style:table-column-properties fo:break-before="auto" style:column-width="2.06375cm"/>
    </style:style>
    <style:style style:name="co21" style:family="table-column">
      <style:table-column-properties fo:break-before="auto" style:column-width="2.27541666666667cm"/>
    </style:style>
    <style:style style:name="co22" style:family="table-column">
      <style:table-column-properties fo:break-before="auto" style:column-width="1.984375cm"/>
    </style:style>
    <style:style style:name="co23" style:family="table-column">
      <style:table-column-properties fo:break-before="auto" style:column-width="1.71979166666667cm"/>
    </style:style>
    <style:style style:name="ro1" style:family="table-row">
      <style:table-row-properties style:row-height="33pt" style:use-optimal-row-height="fals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35pt" style:use-optimal-row-height="false" fo:break-before="auto"/>
    </style:style>
    <style:style style:name="ro4" style:family="table-row">
      <style:table-row-properties style:row-height="17pt" style:use-optimal-row-height="false" fo:break-before="auto"/>
    </style:style>
    <style:style style:name="ro5" style:family="table-row">
      <style:table-row-properties style:row-height="17pt" style:use-optimal-row-height="true" fo:break-before="auto"/>
    </style:style>
    <style:style style:name="ro6" style:family="table-row">
      <style:table-row-properties style:row-height="237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6" style:family="table-cell" style:parent-style-name="Default" style:data-style-name="N0">
      <style:table-cell-properties fo:border="thin solid #000000" fo:background-color="#FFC000"/>
      <style:map style:condition="of:cell-content()=&quot;far-edge&quot;" style:apply-style-name="cf45"/>
      <style:map style:condition="of:cell-content()=&quot;edge&quot;" style:apply-style-name="cf44"/>
      <style:map style:condition="of:cell-content()=&quot;cloud&quot;" style:apply-style-name="cf4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_testsp1_on_infra_cluster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6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5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16356" table:default-cell-style-name="ce1"/>
        <table:table-row table:style-name="ro1">
          <table:table-cell office:value-type="string" table:style-name="ce2">
            <text:p>App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Request cpu</text:p>
          </table:table-cell>
          <table:table-cell office:value-type="string" table:style-name="ce2">
            <text:p>Request mem</text:p>
          </table:table-cell>
          <table:table-cell office:value-type="string" table:style-name="ce2">
            <text:p>Wn</text:p>
          </table:table-cell>
          <table:table-cell office:value-type="string" table:style-name="ce2">
            <text:p>startup (ms)</text:p>
          </table:table-cell>
          <table:table-cell office:value-type="string" table:style-name="ce2">
            <text:p>Rnf (caret)</text:p>
          </table:table-cell>
          <table:table-cell office:value-type="string" table:style-name="ce2">
            <text:p>Rne (tilde)</text:p>
          </table:table-cell>
          <table:table-cell office:value-type="string" table:style-name="ce3">
            <text:p>TTODA score part1 (22)</text:p>
          </table:table-cell>
          <table:table-cell office:value-type="string" table:style-name="ce3">
            <text:p>TTODA score part2 (22) in (15)</text:p>
          </table:table-cell>
          <table:table-cell office:value-type="string" table:style-name="ce3">
            <text:p>TTODA score with part1* (TTODA factor) + part2</text:p>
          </table:table-cell>
          <table:table-cell table:style-name="ce4"/>
          <table:table-cell office:value-type="string" table:style-name="ce2">
            <text:p>App</text:p>
          </table:table-cell>
          <table:table-cell office:value-type="string" office:string-value="Priority" table:formula="of:=[.B1]" table:style-name="ce2">
            <text:p>Priority</text:p>
          </table:table-cell>
          <table:table-cell office:value-type="string" office:string-value="Request cpu" table:formula="of:=[.C1]" table:style-name="ce2">
            <text:p>Request cpu</text:p>
          </table:table-cell>
          <table:table-cell office:value-type="string" office:string-value="Request mem" table:formula="of:=[.D1]" table:style-name="ce2">
            <text:p>Request mem</text:p>
          </table:table-cell>
          <table:table-cell office:value-type="string" office:string-value="Wn" table:formula="of:=[.E1]" table:style-name="ce2">
            <text:p>Wn</text:p>
          </table:table-cell>
          <table:table-cell office:value-type="string" office:string-value="startup (ms)" table:formula="of:=[.F1]" table:style-name="ce2">
            <text:p>startup (ms)</text:p>
          </table:table-cell>
          <table:table-cell office:value-type="string" office:string-value="Rnf (caret)" table:formula="of:=[.G1]" table:style-name="ce2">
            <text:p>Rnf (caret)</text:p>
          </table:table-cell>
          <table:table-cell office:value-type="string" office:string-value="Rne (tilde)" table:formula="of:=[.H1]" table:style-name="ce2">
            <text:p>Rne (tilde)</text:p>
          </table:table-cell>
          <table:table-cell office:value-type="string" office:string-value="TTODA score part1 (22)" table:formula="of:=[.I1]" table:style-name="ce3">
            <text:p>TTODA score part1 (22)</text:p>
          </table:table-cell>
          <table:table-cell office:value-type="string" office:string-value="TTODA score part2 (22) in (15)" table:formula="of:=[.J1]" table:style-name="ce3">
            <text:p>TTODA score part2 (22) in (15)</text:p>
          </table:table-cell>
          <table:table-cell office:value-type="string" office:string-value="TTODA score with part1* (TTODA factor) + part2" table:formula="of:=[.K1]" table:style-name="ce3">
            <text:p>TTODA score with part1* (TTODA factor) + part2</text:p>
          </table:table-cell>
          <table:table-cell office:value-type="string" table:style-name="ce3">
            <text:p>available cpu on far-edge</text:p>
          </table:table-cell>
          <table:table-cell office:value-type="string" table:style-name="ce3">
            <text:p>available mem on far-edge</text:p>
          </table:table-cell>
          <table:table-cell office:value-type="string" table:style-name="ce3">
            <text:p>available cpu on edge</text:p>
          </table:table-cell>
          <table:table-cell office:value-type="string" table:style-name="ce3">
            <text:p>available mem on edge</text:p>
          </table:table-cell>
          <table:table-cell office:value-type="string" table:style-name="ce3">
            <text:p>offload to..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1</text:p>
          </table:table-cell>
          <table:table-cell office:value-type="float" office:value="1" table:style-name="ce6">
            <text:p>1</text:p>
          </table:table-cell>
          <table:table-cell office:value-type="float" office:value="250" table:style-name="ce6">
            <text:p>250</text:p>
          </table:table-cell>
          <table:table-cell office:value-type="float" office:value="250" table:style-name="ce6">
            <text:p>250</text:p>
          </table:table-cell>
          <table:table-cell office:value-type="float" office:value="0.41666666666666669" table:formula="of:=([.C2]/([.$B$11]+[.$B$10])+[.D2]/([.$C$11]+[.$C$10]))/[.B2]" table:style-name="ce7">
            <text:p>0,4167</text:p>
          </table:table-cell>
          <table:table-cell office:value-type="float" office:value="8000" table:style-name="ce6">
            <text:p>8000</text:p>
          </table:table-cell>
          <table:table-cell office:value-type="float" office:value="0.41666666666666669" table:formula="of:=([.C2]+[.D2])/([.$B$10]+[.$C$10])" table:style-name="ce7">
            <text:p>0,4167</text:p>
          </table:table-cell>
          <table:table-cell office:value-type="float" office:value="0.41666666666666669" table:formula="of:=([.C2]+[.D2])/([.$B$11]+[.$C$11])" table:style-name="ce7">
            <text:p>0,4167</text:p>
          </table:table-cell>
          <table:table-cell office:value-type="float" office:value="3283" table:formula="of:=[.$E2]*[.$F2]+([.$B$18]+0)*(1-1/[.$G2])-([.$B$18]+0-[.$B$16]-0)*[.$H2]" table:style-name="ce8">
            <text:p>3283,00</text:p>
          </table:table-cell>
          <table:table-cell office:value-type="float" office:value="-24042.500000000004" table:formula="of:=[.$E2]*[.$F2]+[.$E2]*([.$B$16]+0-[.$B$18]-0)*[.$I2]+([.$E2]*([.$B$18] + 0)/[.$G2])*([.$G2]-1)" table:style-name="ce8">
            <text:p>-24042,50</text:p>
          </table:table-cell>
          <table:table-cell office:value-type="float" office:value="3282999975957.5" table:formula="of:=[.$I2]*[.$B$27]+[.$J2]" table:style-name="ce8">
            <text:p>3282999975957,50</text:p>
          </table:table-cell>
          <table:table-cell table:style-name="ce4"/>
          <table:table-cell office:value-type="string" office:string-value="sample-app-bash2" table:formula="of:=COM.MICROSOFT.SORT([.A2:.K7];11;1)" table:number-matrix-columns-spanned="11" table:number-matrix-rows-spanned="6" table:style-name="ce5">
            <text:p>sample-app-bash2</text:p>
          </table:table-cell>
          <table:table-cell office:value-type="float" office:value="1" table:style-name="ce9">
            <text:p>1</text:p>
          </table:table-cell>
          <table:table-cell office:value-type="float" office:value="300" table:style-name="ce9">
            <text:p>300</text:p>
          </table:table-cell>
          <table:table-cell office:value-type="float" office:value="300" table:style-name="ce9">
            <text:p>300</text:p>
          </table:table-cell>
          <table:table-cell office:value-type="float" office:value="0.5" table:style-name="ce7">
            <text:p>0,5000</text:p>
          </table:table-cell>
          <table:table-cell office:value-type="float" office:value="6000" table:style-name="ce9">
            <text:p>6000</text:p>
          </table:table-cell>
          <table:table-cell office:value-type="float" office:value="0.5" table:style-name="ce8">
            <text:p>0,50</text:p>
          </table:table-cell>
          <table:table-cell office:value-type="float" office:value="0.5" table:style-name="ce8">
            <text:p>0,50</text:p>
          </table:table-cell>
          <table:table-cell office:value-type="float" office:value="2960" table:style-name="ce8">
            <text:p>2960,00</text:p>
          </table:table-cell>
          <table:table-cell office:value-type="float" office:value="-26615" table:style-name="ce8">
            <text:p>-26615,00</text:p>
          </table:table-cell>
          <table:table-cell office:value-type="float" office:value="2959999973385" table:style-name="ce8">
            <text:p>2959999973385,00</text:p>
          </table:table-cell>
          <table:table-cell office:value-type="float" office:value="300" table:formula="of:=IF([.B10]-[.O2]&gt;=0;[.B10]-[.O2];[.B10])" table:style-name="ce5">
            <text:p>300</text:p>
          </table:table-cell>
          <table:table-cell office:value-type="float" office:value="300" table:formula="of:=IF([.C10]-[.P2]&gt;=0;[.C10]-[.P2];[.C10])" table:style-name="ce5">
            <text:p>300</text:p>
          </table:table-cell>
          <table:table-cell office:value-type="float" office:value="600" table:formula="of:=IF([.X2] &gt; 0; [.B11]; IF([.B11]-[.O2] &gt; 0;[.B11]-[.O2];0))" table:style-name="ce5">
            <text:p>600</text:p>
          </table:table-cell>
          <table:table-cell office:value-type="float" office:value="600" table:formula="of:=IF([.Y2] &gt; 0; [.C11]; IF([.C11]-[.P2] &gt; 0;[.C11]-[.P2];0))" table:style-name="ce5">
            <text:p>600</text:p>
          </table:table-cell>
          <table:table-cell office:value-type="string" office:string-value="far-edge" table:formula="of:=IF(AND([.X2] &gt; 0; [.Y2]&gt; 0); &quot;far-edge&quot;; IF(AND([.Z2] &gt; 0; [.AA2]&gt; 0);&quot;edge&quot;;&quot;cloud&quot;))" table:style-name="ce16">
            <text:p>far-edge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2</text:p>
          </table:table-cell>
          <table:table-cell office:value-type="float" office:value="1" table:style-name="ce6">
            <text:p>1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float" office:value="0.5" table:formula="of:=([.C3]/([.$B$11]+[.$B$10])+[.D3]/([.$C$11]+[.$C$10]))/[.B3]" table:style-name="ce7">
            <text:p>0,5000</text:p>
          </table:table-cell>
          <table:table-cell office:value-type="float" office:value="6000" table:style-name="ce6">
            <text:p>6000</text:p>
          </table:table-cell>
          <table:table-cell office:value-type="float" office:value="0.5" table:formula="of:=([.C3]+[.D3])/([.$B$10]+[.$C$10])" table:style-name="ce7">
            <text:p>0,5000</text:p>
          </table:table-cell>
          <table:table-cell office:value-type="float" office:value="0.5" table:formula="of:=([.C3]+[.D3])/([.$B$11]+[.$C$11])" table:style-name="ce7">
            <text:p>0,5000</text:p>
          </table:table-cell>
          <table:table-cell office:value-type="float" office:value="2960" table:formula="of:=[.$E3]*[.$F3]+([.$B$18]+0)*(1-1/[.$G3])-([.$B$18]+0-[.$B$16]-0)*[.$H3]" table:style-name="ce8">
            <text:p>2960,00</text:p>
          </table:table-cell>
          <table:table-cell office:value-type="float" office:value="-26615" table:formula="of:=[.$E3]*[.$F3]+[.$E3]*([.$B$16]+0-[.$B$18]-0)*[.$I3]+([.$E3]*([.$B$18] + 0)/[.$G3])*([.$G3]-1)" table:style-name="ce8">
            <text:p>-26615,00</text:p>
          </table:table-cell>
          <table:table-cell office:value-type="float" office:value="2959999973385" table:formula="of:=[.$I3]*[.$B$27]+[.$J3]" table:style-name="ce8">
            <text:p>2959999973385,00</text:p>
          </table:table-cell>
          <table:table-cell table:style-name="ce4"/>
          <table:table-cell office:value-type="string" office:string-value="sample-app-bash1" table:style-name="ce5">
            <text:p>sample-app-bash1</text:p>
          </table:table-cell>
          <table:table-cell office:value-type="float" office:value="1" table:style-name="ce9">
            <text:p>1</text:p>
          </table:table-cell>
          <table:table-cell office:value-type="float" office:value="250" table:style-name="ce9">
            <text:p>250</text:p>
          </table:table-cell>
          <table:table-cell office:value-type="float" office:value="250" table:style-name="ce9">
            <text:p>250</text:p>
          </table:table-cell>
          <table:table-cell office:value-type="float" office:value="0.41666666666666669" table:style-name="ce7">
            <text:p>0,4167</text:p>
          </table:table-cell>
          <table:table-cell office:value-type="float" office:value="8000" table:style-name="ce9">
            <text:p>8000</text:p>
          </table:table-cell>
          <table:table-cell office:value-type="float" office:value="0.41666666666666669" table:style-name="ce8">
            <text:p>0,42</text:p>
          </table:table-cell>
          <table:table-cell office:value-type="float" office:value="0.41666666666666669" table:style-name="ce8">
            <text:p>0,42</text:p>
          </table:table-cell>
          <table:table-cell office:value-type="float" office:value="3283" table:style-name="ce8">
            <text:p>3283,00</text:p>
          </table:table-cell>
          <table:table-cell office:value-type="float" office:value="-24042.500000000004" table:style-name="ce8">
            <text:p>-24042,50</text:p>
          </table:table-cell>
          <table:table-cell office:value-type="float" office:value="3282999975957.5" table:style-name="ce8">
            <text:p>3282999975957,50</text:p>
          </table:table-cell>
          <table:table-cell office:value-type="float" office:value="50" table:formula="of:=IF([.X2]-[.O3]&gt;=0;[.X2]-[.O3];0)" table:style-name="ce5">
            <text:p>50</text:p>
          </table:table-cell>
          <table:table-cell office:value-type="float" office:value="50" table:formula="of:=IF([.Y2]-[.P3]&gt;=0;[.Y2]-[.P3];0)" table:style-name="ce5">
            <text:p>50</text:p>
          </table:table-cell>
          <table:table-cell office:value-type="float" office:value="600" table:formula="of:=IF([.X3] &gt; 0; [.Z2]; IF([.Z2]-[.O3] &gt; 0;[.Z2]-[.O3];0))" table:style-name="ce5">
            <text:p>600</text:p>
          </table:table-cell>
          <table:table-cell office:value-type="float" office:value="600" table:formula="of:=IF([.Y3] &gt; 0; [.AA2]; IF([.AA2]-[.P3] &gt; 0;[.AA2]-[.P3];0))" table:style-name="ce5">
            <text:p>600</text:p>
          </table:table-cell>
          <table:table-cell office:value-type="string" office:string-value="far-edge" table:formula="of:=IF(AND([.X3] &gt; 0; [.Y3]&gt; 0); &quot;far-edge&quot;; IF(AND([.Z3] &gt; 0; [.AA3]&gt; 0);&quot;edge&quot;;&quot;cloud&quot;))" table:style-name="ce16">
            <text:p>far-edge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3</text:p>
          </table:table-cell>
          <table:table-cell office:value-type="float" office:value="1" table:style-name="ce6">
            <text:p>1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float" office:value="0.5" table:formula="of:=([.C4]/([.$B$11]+[.$B$10])+[.D4]/([.$C$11]+[.$C$10]))/[.B4]" table:style-name="ce7">
            <text:p>0,5000</text:p>
          </table:table-cell>
          <table:table-cell office:value-type="float" office:value="16000" table:style-name="ce6">
            <text:p>16000</text:p>
          </table:table-cell>
          <table:table-cell office:value-type="float" office:value="0.5" table:formula="of:=([.C4]+[.D4])/([.$B$10]+[.$C$10])" table:style-name="ce7">
            <text:p>0,5000</text:p>
          </table:table-cell>
          <table:table-cell office:value-type="float" office:value="0.5" table:formula="of:=([.C4]+[.D4])/([.$B$11]+[.$C$11])" table:style-name="ce7">
            <text:p>0,5000</text:p>
          </table:table-cell>
          <table:table-cell office:value-type="float" office:value="7960" table:formula="of:=[.$E4]*[.$F4]+([.$B$18]+0)*(1-1/[.$G4])-([.$B$18]+0-[.$B$16]-0)*[.$H4]" table:style-name="ce8">
            <text:p>7960,00</text:p>
          </table:table-cell>
          <table:table-cell office:value-type="float" office:value="-71615" table:formula="of:=[.$E4]*[.$F4]+[.$E4]*([.$B$16]+0-[.$B$18]-0)*[.$I4]+([.$E4]*([.$B$18] + 0)/[.$G4])*([.$G4]-1)" table:style-name="ce8">
            <text:p>-71615,00</text:p>
          </table:table-cell>
          <table:table-cell office:value-type="float" office:value="7959999928385" table:formula="of:=[.$I4]*[.$B$27]+[.$J4]" table:style-name="ce8">
            <text:p>7959999928385,00</text:p>
          </table:table-cell>
          <table:table-cell table:style-name="ce4"/>
          <table:table-cell office:value-type="string" office:string-value="sample-app-bash4" table:style-name="ce5">
            <text:p>sample-app-bash4</text:p>
          </table:table-cell>
          <table:table-cell office:value-type="float" office:value="1" table:style-name="ce9">
            <text:p>1</text:p>
          </table:table-cell>
          <table:table-cell office:value-type="float" office:value="200" table:style-name="ce9">
            <text:p>200</text:p>
          </table:table-cell>
          <table:table-cell office:value-type="float" office:value="200" table:style-name="ce9">
            <text:p>200</text:p>
          </table:table-cell>
          <table:table-cell office:value-type="float" office:value="0.33333333333333331" table:style-name="ce7">
            <text:p>0,3333</text:p>
          </table:table-cell>
          <table:table-cell office:value-type="float" office:value="20000" table:style-name="ce9">
            <text:p>20000</text:p>
          </table:table-cell>
          <table:table-cell office:value-type="float" office:value="0.33333333333333331" table:style-name="ce8">
            <text:p>0,33</text:p>
          </table:table-cell>
          <table:table-cell office:value-type="float" office:value="0.33333333333333331" table:style-name="ce8">
            <text:p>0,33</text:p>
          </table:table-cell>
          <table:table-cell office:value-type="float" office:value="6599.9999999999991" table:style-name="ce8">
            <text:p>6600,00</text:p>
          </table:table-cell>
          <table:table-cell office:value-type="float" office:value="-37353.333333333328" table:style-name="ce8">
            <text:p>-37353,33</text:p>
          </table:table-cell>
          <table:table-cell office:value-type="float" office:value="6599999962646.666" table:style-name="ce8">
            <text:p>6599999962646,67</text:p>
          </table:table-cell>
          <table:table-cell office:value-type="float" office:value="0" table:formula="of:=IF([.X3]-[.O4]&gt;=0;[.X3]-[.O4];0)" table:style-name="ce5">
            <text:p>0</text:p>
          </table:table-cell>
          <table:table-cell office:value-type="float" office:value="0" table:formula="of:=IF([.Y3]-[.P4]&gt;=0;[.Y3]-[.P4];0)" table:style-name="ce5">
            <text:p>0</text:p>
          </table:table-cell>
          <table:table-cell office:value-type="float" office:value="400" table:formula="of:=IF([.X4] &gt; 0; [.Z3]; IF([.Z3]-[.O4] &gt; 0;[.Z3]-[.O4];0))" table:style-name="ce5">
            <text:p>400</text:p>
          </table:table-cell>
          <table:table-cell office:value-type="float" office:value="400" table:formula="of:=IF([.Y4] &gt; 0; [.AA3]; IF([.AA3]-[.P4] &gt; 0;[.AA3]-[.P4];0))" table:style-name="ce5">
            <text:p>400</text:p>
          </table:table-cell>
          <table:table-cell office:value-type="string" office:string-value="edge" table:formula="of:=IF(AND([.X4] &gt; 0; [.Y4]&gt; 0); &quot;far-edge&quot;; IF(AND([.Z4] &gt; 0; [.AA4]&gt; 0);&quot;edge&quot;;&quot;cloud&quot;))" table:style-name="ce16">
            <text:p>edge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4</text:p>
          </table:table-cell>
          <table:table-cell office:value-type="float" office:value="1" table:style-name="ce6">
            <text:p>1</text:p>
          </table:table-cell>
          <table:table-cell office:value-type="float" office:value="200" table:style-name="ce6">
            <text:p>200</text:p>
          </table:table-cell>
          <table:table-cell office:value-type="float" office:value="200" table:style-name="ce6">
            <text:p>200</text:p>
          </table:table-cell>
          <table:table-cell office:value-type="float" office:value="0.33333333333333331" table:formula="of:=([.C5]/([.$B$11]+[.$B$10])+[.D5]/([.$C$11]+[.$C$10]))/[.B5]" table:style-name="ce7">
            <text:p>0,3333</text:p>
          </table:table-cell>
          <table:table-cell office:value-type="float" office:value="20000" table:style-name="ce6">
            <text:p>20000</text:p>
          </table:table-cell>
          <table:table-cell office:value-type="float" office:value="0.33333333333333331" table:formula="of:=([.C5]+[.D5])/([.$B$10]+[.$C$10])" table:style-name="ce7">
            <text:p>0,3333</text:p>
          </table:table-cell>
          <table:table-cell office:value-type="float" office:value="0.33333333333333331" table:formula="of:=([.C5]+[.D5])/([.$B$11]+[.$C$11])" table:style-name="ce7">
            <text:p>0,3333</text:p>
          </table:table-cell>
          <table:table-cell office:value-type="float" office:value="6599.9999999999991" table:formula="of:=[.$E5]*[.$F5]+([.$B$18]+0)*(1-1/[.$G5])-([.$B$18]+0-[.$B$16]-0)*[.$H5]" table:style-name="ce8">
            <text:p>6600,00</text:p>
          </table:table-cell>
          <table:table-cell office:value-type="float" office:value="-37353.333333333328" table:formula="of:=[.$E5]*[.$F5]+[.$E5]*([.$B$16]+0-[.$B$18]-0)*[.$I5]+([.$E5]*([.$B$18] + 0)/[.$G5])*([.$G5]-1)" table:style-name="ce8">
            <text:p>-37353,33</text:p>
          </table:table-cell>
          <table:table-cell office:value-type="float" office:value="6599999962646.666" table:formula="of:=[.$I5]*[.$B$27]+[.$J5]" table:style-name="ce8">
            <text:p>6599999962646,67</text:p>
          </table:table-cell>
          <table:table-cell table:style-name="ce4"/>
          <table:table-cell office:value-type="string" office:string-value="sample-app-bash5" table:style-name="ce5">
            <text:p>sample-app-bash5</text:p>
          </table:table-cell>
          <table:table-cell office:value-type="float" office:value="1" table:style-name="ce9">
            <text:p>1</text:p>
          </table:table-cell>
          <table:table-cell office:value-type="float" office:value="200" table:style-name="ce9">
            <text:p>200</text:p>
          </table:table-cell>
          <table:table-cell office:value-type="float" office:value="200" table:style-name="ce9">
            <text:p>200</text:p>
          </table:table-cell>
          <table:table-cell office:value-type="float" office:value="0.33333333333333331" table:style-name="ce7">
            <text:p>0,3333</text:p>
          </table:table-cell>
          <table:table-cell office:value-type="float" office:value="20000" table:style-name="ce9">
            <text:p>20000</text:p>
          </table:table-cell>
          <table:table-cell office:value-type="float" office:value="0.33333333333333331" table:style-name="ce8">
            <text:p>0,33</text:p>
          </table:table-cell>
          <table:table-cell office:value-type="float" office:value="0.33333333333333331" table:style-name="ce8">
            <text:p>0,33</text:p>
          </table:table-cell>
          <table:table-cell office:value-type="float" office:value="6599.9999999999991" table:style-name="ce8">
            <text:p>6600,00</text:p>
          </table:table-cell>
          <table:table-cell office:value-type="float" office:value="-37353.333333333328" table:style-name="ce8">
            <text:p>-37353,33</text:p>
          </table:table-cell>
          <table:table-cell office:value-type="float" office:value="6599999962646.666" table:style-name="ce8">
            <text:p>6599999962646,67</text:p>
          </table:table-cell>
          <table:table-cell office:value-type="float" office:value="0" table:formula="of:=IF([.X4]-[.O5]&gt;=0;[.X4]-[.O5];0)" table:style-name="ce5">
            <text:p>0</text:p>
          </table:table-cell>
          <table:table-cell office:value-type="float" office:value="0" table:formula="of:=IF([.Y4]-[.P5]&gt;=0;[.Y4]-[.P5];0)" table:style-name="ce5">
            <text:p>0</text:p>
          </table:table-cell>
          <table:table-cell office:value-type="float" office:value="200" table:formula="of:=IF([.X5] &gt; 0; [.Z4]; IF([.Z4]-[.O5] &gt; 0;[.Z4]-[.O5];0))" table:style-name="ce5">
            <text:p>200</text:p>
          </table:table-cell>
          <table:table-cell office:value-type="float" office:value="200" table:formula="of:=IF([.Y5] &gt; 0; [.AA4]; IF([.AA4]-[.P5] &gt; 0;[.AA4]-[.P5];0))" table:style-name="ce5">
            <text:p>200</text:p>
          </table:table-cell>
          <table:table-cell office:value-type="string" office:string-value="edge" table:formula="of:=IF(AND([.X5] &gt; 0; [.Y5]&gt; 0); &quot;far-edge&quot;; IF(AND([.Z5] &gt; 0; [.AA5]&gt; 0);&quot;edge&quot;;&quot;cloud&quot;))" table:style-name="ce16">
            <text:p>edge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5</text:p>
          </table:table-cell>
          <table:table-cell office:value-type="float" office:value="1" table:style-name="ce6">
            <text:p>1</text:p>
          </table:table-cell>
          <table:table-cell office:value-type="float" office:value="200" table:style-name="ce6">
            <text:p>200</text:p>
          </table:table-cell>
          <table:table-cell office:value-type="float" office:value="200" table:style-name="ce6">
            <text:p>200</text:p>
          </table:table-cell>
          <table:table-cell office:value-type="float" office:value="0.33333333333333331" table:formula="of:=([.C6]/([.$B$11]+[.$B$10])+[.D6]/([.$C$11]+[.$C$10]))/[.B6]" table:style-name="ce7">
            <text:p>0,3333</text:p>
          </table:table-cell>
          <table:table-cell office:value-type="float" office:value="20000" table:style-name="ce6">
            <text:p>20000</text:p>
          </table:table-cell>
          <table:table-cell office:value-type="float" office:value="0.33333333333333331" table:formula="of:=([.C6]+[.D6])/([.$B$10]+[.$C$10])" table:style-name="ce7">
            <text:p>0,3333</text:p>
          </table:table-cell>
          <table:table-cell office:value-type="float" office:value="0.33333333333333331" table:formula="of:=([.C6]+[.D6])/([.$B$11]+[.$C$11])" table:style-name="ce7">
            <text:p>0,3333</text:p>
          </table:table-cell>
          <table:table-cell office:value-type="float" office:value="6599.9999999999991" table:formula="of:=[.$E6]*[.$F6]+([.$B$18]+0)*(1-1/[.$G6])-([.$B$18]+0-[.$B$16]-0)*[.$H6]" table:style-name="ce8">
            <text:p>6600,00</text:p>
          </table:table-cell>
          <table:table-cell office:value-type="float" office:value="-37353.333333333328" table:formula="of:=[.$E6]*[.$F6]+[.$E6]*([.$B$16]+0-[.$B$18]-0)*[.$I6]+([.$E6]*([.$B$18] + 0)/[.$G6])*([.$G6]-1)" table:style-name="ce8">
            <text:p>-37353,33</text:p>
          </table:table-cell>
          <table:table-cell office:value-type="float" office:value="6599999962646.666" table:formula="of:=[.$I6]*[.$B$27]+[.$J6]" table:style-name="ce8">
            <text:p>6599999962646,67</text:p>
          </table:table-cell>
          <table:table-cell table:style-name="ce4"/>
          <table:table-cell office:value-type="string" office:string-value="sample-app-bash6" table:style-name="ce5">
            <text:p>sample-app-bash6</text:p>
          </table:table-cell>
          <table:table-cell office:value-type="float" office:value="1" table:style-name="ce9">
            <text:p>1</text:p>
          </table:table-cell>
          <table:table-cell office:value-type="float" office:value="200" table:style-name="ce9">
            <text:p>200</text:p>
          </table:table-cell>
          <table:table-cell office:value-type="float" office:value="200" table:style-name="ce9">
            <text:p>200</text:p>
          </table:table-cell>
          <table:table-cell office:value-type="float" office:value="0.33333333333333331" table:style-name="ce7">
            <text:p>0,3333</text:p>
          </table:table-cell>
          <table:table-cell office:value-type="float" office:value="20000" table:style-name="ce9">
            <text:p>20000</text:p>
          </table:table-cell>
          <table:table-cell office:value-type="float" office:value="0.33333333333333331" table:style-name="ce8">
            <text:p>0,33</text:p>
          </table:table-cell>
          <table:table-cell office:value-type="float" office:value="0.33333333333333331" table:style-name="ce8">
            <text:p>0,33</text:p>
          </table:table-cell>
          <table:table-cell office:value-type="float" office:value="6599.9999999999991" table:style-name="ce8">
            <text:p>6600,00</text:p>
          </table:table-cell>
          <table:table-cell office:value-type="float" office:value="-37353.333333333328" table:style-name="ce8">
            <text:p>-37353,33</text:p>
          </table:table-cell>
          <table:table-cell office:value-type="float" office:value="6599999962646.666" table:style-name="ce8">
            <text:p>6599999962646,67</text:p>
          </table:table-cell>
          <table:table-cell office:value-type="float" office:value="0" table:formula="of:=IF([.X5]-[.O6]&gt;=0;[.X5]-[.O6];0)" table:style-name="ce5">
            <text:p>0</text:p>
          </table:table-cell>
          <table:table-cell office:value-type="float" office:value="0" table:formula="of:=IF([.Y5]-[.P6]&gt;=0;[.Y5]-[.P6];0)" table:style-name="ce5">
            <text:p>0</text:p>
          </table:table-cell>
          <table:table-cell office:value-type="float" office:value="0" table:formula="of:=IF([.X6] &gt; 0; [.Z5]; IF([.Z5]-[.O6] &gt; 0;[.Z5]-[.O6];0))" table:style-name="ce5">
            <text:p>0</text:p>
          </table:table-cell>
          <table:table-cell office:value-type="float" office:value="0" table:formula="of:=IF([.Y6] &gt; 0; [.AA5]; IF([.AA5]-[.P6] &gt; 0;[.AA5]-[.P6];0))" table:style-name="ce5">
            <text:p>0</text:p>
          </table:table-cell>
          <table:table-cell office:value-type="string" office:string-value="cloud" table:formula="of:=IF(AND([.X6] &gt; 0; [.Y6]&gt; 0); &quot;far-edge&quot;; IF(AND([.Z6] &gt; 0; [.AA6]&gt; 0);&quot;edge&quot;;&quot;cloud&quot;))" table:style-name="ce16">
            <text:p>cloud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6</text:p>
          </table:table-cell>
          <table:table-cell office:value-type="float" office:value="1" table:style-name="ce6">
            <text:p>1</text:p>
          </table:table-cell>
          <table:table-cell office:value-type="float" office:value="200" table:style-name="ce6">
            <text:p>200</text:p>
          </table:table-cell>
          <table:table-cell office:value-type="float" office:value="200" table:style-name="ce6">
            <text:p>200</text:p>
          </table:table-cell>
          <table:table-cell office:value-type="float" office:value="0.33333333333333331" table:formula="of:=([.C7]/([.$B$11]+[.$B$10])+[.D7]/([.$C$11]+[.$C$10]))/[.B7]" table:style-name="ce7">
            <text:p>0,3333</text:p>
          </table:table-cell>
          <table:table-cell office:value-type="float" office:value="20000" table:style-name="ce6">
            <text:p>20000</text:p>
          </table:table-cell>
          <table:table-cell office:value-type="float" office:value="0.33333333333333331" table:formula="of:=([.C7]+[.D7])/([.$B$10]+[.$C$10])" table:style-name="ce7">
            <text:p>0,3333</text:p>
          </table:table-cell>
          <table:table-cell office:value-type="float" office:value="0.33333333333333331" table:formula="of:=([.C7]+[.D7])/([.$B$11]+[.$C$11])" table:style-name="ce7">
            <text:p>0,3333</text:p>
          </table:table-cell>
          <table:table-cell office:value-type="float" office:value="6599.9999999999991" table:formula="of:=[.$E7]*[.$F7]+([.$B$18]+0)*(1-1/[.$G7])-([.$B$18]+0-[.$B$16]-0)*[.$H7]" table:style-name="ce8">
            <text:p>6600,00</text:p>
          </table:table-cell>
          <table:table-cell office:value-type="float" office:value="-37353.333333333328" table:formula="of:=[.$E7]*[.$F7]+[.$E7]*([.$B$16]+0-[.$B$18]-0)*[.$I7]+([.$E7]*([.$B$18] + 0)/[.$G7])*([.$G7]-1)" table:style-name="ce8">
            <text:p>-37353,33</text:p>
          </table:table-cell>
          <table:table-cell office:value-type="float" office:value="6599999962646.666" table:formula="of:=[.$I7]*[.$B$27]+[.$J7]" table:style-name="ce8">
            <text:p>6599999962646,67</text:p>
          </table:table-cell>
          <table:table-cell table:style-name="ce4"/>
          <table:table-cell office:value-type="string" office:string-value="sample-app-bash3" table:style-name="ce5">
            <text:p>sample-app-bash3</text:p>
          </table:table-cell>
          <table:table-cell office:value-type="float" office:value="1" table:style-name="ce9">
            <text:p>1</text:p>
          </table:table-cell>
          <table:table-cell office:value-type="float" office:value="300" table:style-name="ce9">
            <text:p>300</text:p>
          </table:table-cell>
          <table:table-cell office:value-type="float" office:value="300" table:style-name="ce9">
            <text:p>300</text:p>
          </table:table-cell>
          <table:table-cell office:value-type="float" office:value="0.5" table:style-name="ce7">
            <text:p>0,5000</text:p>
          </table:table-cell>
          <table:table-cell office:value-type="float" office:value="16000" table:style-name="ce9">
            <text:p>16000</text:p>
          </table:table-cell>
          <table:table-cell office:value-type="float" office:value="0.5" table:style-name="ce8">
            <text:p>0,50</text:p>
          </table:table-cell>
          <table:table-cell office:value-type="float" office:value="0.5" table:style-name="ce8">
            <text:p>0,50</text:p>
          </table:table-cell>
          <table:table-cell office:value-type="float" office:value="7960" table:style-name="ce8">
            <text:p>7960,00</text:p>
          </table:table-cell>
          <table:table-cell office:value-type="float" office:value="-71615" table:style-name="ce8">
            <text:p>-71615,00</text:p>
          </table:table-cell>
          <table:table-cell office:value-type="float" office:value="7959999928385" table:style-name="ce8">
            <text:p>7959999928385,00</text:p>
          </table:table-cell>
          <table:table-cell office:value-type="float" office:value="0" table:formula="of:=IF([.X6]-[.O7]&gt;=0;[.X6]-[.O7];0)" table:style-name="ce5">
            <text:p>0</text:p>
          </table:table-cell>
          <table:table-cell office:value-type="float" office:value="0" table:formula="of:=IF([.Y6]-[.P7]&gt;=0;[.Y6]-[.P7];0)" table:style-name="ce5">
            <text:p>0</text:p>
          </table:table-cell>
          <table:table-cell office:value-type="float" office:value="0" table:formula="of:=IF([.X7] &gt; 0; [.Z6]; IF([.Z6]-[.O7] &gt; 0;[.Z6]-[.O7];0))" table:style-name="ce5">
            <text:p>0</text:p>
          </table:table-cell>
          <table:table-cell office:value-type="float" office:value="0" table:formula="of:=IF([.Y7] &gt; 0; [.AA6]; IF([.AA6]-[.P7] &gt; 0;[.AA6]-[.P7];0))" table:style-name="ce5">
            <text:p>0</text:p>
          </table:table-cell>
          <table:table-cell office:value-type="string" office:string-value="cloud" table:formula="of:=IF(AND([.X7] &gt; 0; [.Y7]&gt; 0); &quot;far-edge&quot;; IF(AND([.Z7] &gt; 0; [.AA7]&gt; 0);&quot;edge&quot;;&quot;cloud&quot;))" table:style-name="ce16">
            <text:p>cloud</text:p>
          </table:table-cell>
          <table:table-cell table:style-name="ce4"/>
          <table:table-cell table:number-columns-repeated="16355"/>
        </table:table-row>
        <table:table-row table:style-name="ro2">
          <table:table-cell table:number-columns-repeated="29" table:style-name="ce4"/>
          <table:table-cell table:number-columns-repeated="16355"/>
        </table:table-row>
        <table:table-row table:style-name="ro3">
          <table:table-cell office:value-type="string" table:style-name="ce3">
            <text:p>infrastructure nodes</text:p>
          </table:table-cell>
          <table:table-cell office:value-type="string" table:style-name="ce3">
            <text:p>total user's cpu capacity</text:p>
          </table:table-cell>
          <table:table-cell office:value-type="string" table:style-name="ce3">
            <text:p>total user's mem capacity</text:p>
          </table:table-cell>
          <table:table-cell office:value-type="string" table:style-name="ce3">
            <text:p>single node cpu capacity</text:p>
          </table:table-cell>
          <table:table-cell office:value-type="string" table:style-name="ce3">
            <text:p>single node mem capacity</text:p>
          </table:table-cell>
          <table:table-cell office:value-type="string" table:style-name="ce3">
            <text:p>number of nodes</text:p>
          </table:table-cell>
          <table:table-cell table:number-columns-repeated="23" table:style-name="ce4"/>
          <table:table-cell table:number-columns-repeated="16355"/>
        </table:table-row>
        <table:table-row table:style-name="ro4">
          <table:table-cell office:value-type="string" table:style-name="ce5">
            <text:p>far-edge</text:p>
          </table:table-cell>
          <table:table-cell office:value-type="float" office:value="600" table:formula="of:=[.D10]*[.$F10]" table:style-name="ce10">
            <text:p>600</text:p>
          </table:table-cell>
          <table:table-cell office:value-type="float" office:value="600" table:formula="of:=[.E10]*[.$F10]" table:style-name="ce10">
            <text:p>600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float" office:value="2" table:style-name="ce6">
            <text:p>2</text:p>
          </table:table-cell>
          <table:table-cell table:number-columns-repeated="23" table:style-name="ce4"/>
          <table:table-cell table:number-columns-repeated="16355"/>
        </table:table-row>
        <table:table-row table:style-name="ro2">
          <table:table-cell office:value-type="string" table:style-name="ce5">
            <text:p>edge</text:p>
          </table:table-cell>
          <table:table-cell office:value-type="float" office:value="600" table:formula="of:=[.D11]*[.$F11]" table:style-name="ce10">
            <text:p>600</text:p>
          </table:table-cell>
          <table:table-cell office:value-type="float" office:value="600" table:formula="of:=[.E11]*[.$F11]" table:style-name="ce10">
            <text:p>600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float" office:value="2" table:style-name="ce6">
            <text:p>2</text:p>
          </table:table-cell>
          <table:table-cell table:number-columns-repeated="23" table:style-name="ce4"/>
          <table:table-cell table:number-columns-repeated="16355"/>
        </table:table-row>
        <table:table-row table:style-name="ro2">
          <table:table-cell office:value-type="string" table:style-name="ce5">
            <text:p>cloud</text:p>
          </table:table-cell>
          <table:table-cell office:value-type="float" office:value="5000" table:formula="of:=[.D12]*[.$F12]" table:style-name="ce10">
            <text:p>5000</text:p>
          </table:table-cell>
          <table:table-cell office:value-type="float" office:value="5000" table:formula="of:=[.E12]*[.$F12]" table:style-name="ce10">
            <text:p>5000</text:p>
          </table:table-cell>
          <table:table-cell office:value-type="float" office:value="5000" table:style-name="ce6">
            <text:p>5000</text:p>
          </table:table-cell>
          <table:table-cell office:value-type="float" office:value="5000" table:style-name="ce6">
            <text:p>5000</text:p>
          </table:table-cell>
          <table:table-cell office:value-type="float" office:value="1" table:style-name="ce6">
            <text:p>1</text:p>
          </table:table-cell>
          <table:table-cell table:number-columns-repeated="23" table:style-name="ce4"/>
          <table:table-cell table:number-columns-repeated="16355"/>
        </table:table-row>
        <table:table-row table:style-name="ro2">
          <table:table-cell office:value-type="string" table:style-name="ce11">
            <text:p>total</text:p>
          </table:table-cell>
          <table:table-cell office:value-type="float" office:value="6200" table:formula="of:=SUM([.B10:.B12])" table:style-name="ce10">
            <text:p>6200</text:p>
          </table:table-cell>
          <table:table-cell office:value-type="float" office:value="6200" table:formula="of:=SUM([.C10:.C12])" table:style-name="ce10">
            <text:p>6200</text:p>
          </table:table-cell>
          <table:table-cell table:number-columns-repeated="26" table:style-name="ce4"/>
          <table:table-cell table:number-columns-repeated="16355"/>
        </table:table-row>
        <table:table-row table:style-name="ro2">
          <table:table-cell table:number-columns-repeated="29" table:style-name="ce4"/>
          <table:table-cell table:number-columns-repeated="16355"/>
        </table:table-row>
        <table:table-row table:style-name="ro5">
          <table:table-cell office:value-type="string" table:style-name="ce3">
            <text:p>Latency (average)</text:p>
          </table:table-cell>
          <table:table-cell office:value-type="string" table:style-name="ce3">
            <text:p>ms</text:p>
          </table:table-cell>
          <table:table-cell office:value-type="string" table:style-name="ce3">
            <text:p>label</text:p>
          </table:table-cell>
          <table:table-cell table:number-columns-repeated="26" table:style-name="ce4"/>
          <table:table-cell table:number-columns-repeated="16355"/>
        </table:table-row>
        <table:table-row table:style-name="ro2">
          <table:table-cell office:value-type="string" table:style-name="ce12">
            <text:p>edge to far-edge</text:p>
          </table:table-cell>
          <table:table-cell office:value-type="float" office:value="10" table:style-name="ce6">
            <text:p>10</text:p>
          </table:table-cell>
          <table:table-cell office:value-type="string" table:style-name="ce12">
            <text:p>L-ne</text:p>
          </table:table-cell>
          <table:table-cell table:number-columns-repeated="26" table:style-name="ce4"/>
          <table:table-cell table:number-columns-repeated="16355"/>
        </table:table-row>
        <table:table-row table:style-name="ro2">
          <table:table-cell office:value-type="string" table:style-name="ce12">
            <text:p>cloud to edge</text:p>
          </table:table-cell>
          <table:table-cell office:value-type="float" office:value="20" table:style-name="ce6">
            <text:p>20</text:p>
          </table:table-cell>
          <table:table-cell office:value-type="string" table:style-name="ce13">
            <text:p>L-ec</text:p>
          </table:table-cell>
          <table:table-cell table:number-columns-repeated="26" table:style-name="ce4"/>
          <table:table-cell table:number-columns-repeated="16355"/>
        </table:table-row>
        <table:table-row table:style-name="ro2">
          <table:table-cell office:value-type="string" table:style-name="ce12">
            <text:p>cloud to far-edge</text:p>
          </table:table-cell>
          <table:table-cell office:value-type="float" office:value="30" table:formula="of:=SUM([.B16:.B17])" table:style-name="ce14">
            <text:p>30</text:p>
          </table:table-cell>
          <table:table-cell office:value-type="string" table:style-name="ce12">
            <text:p>L-nc</text:p>
          </table:table-cell>
          <table:table-cell table:number-columns-repeated="26" table:style-name="ce4"/>
          <table:table-cell table:number-columns-repeated="16355"/>
        </table:table-row>
        <table:table-row table:style-name="ro2">
          <table:table-cell table:number-columns-repeated="29" table:style-name="ce4"/>
          <table:table-cell table:number-columns-repeated="16355"/>
        </table:table-row>
        <table:table-row table:style-name="ro5">
          <table:table-cell office:value-type="string" table:style-name="ce3">
            <text:p>infrastructure nodes name/type</text:p>
          </table:table-cell>
          <table:table-cell office:value-type="string" table:style-name="ce3">
            <text:p>type</text:p>
          </table:table-cell>
          <table:table-cell table:number-columns-repeated="27" table:style-name="ce4"/>
          <table:table-cell table:number-columns-repeated="16355"/>
        </table:table-row>
        <table:table-row table:style-name="ro2">
          <table:table-cell office:value-type="string" table:style-name="ce5">
            <text:p>cluster1-worker</text:p>
          </table:table-cell>
          <table:table-cell office:value-type="string" table:style-name="ce5">
            <text:p>cloud</text:p>
          </table:table-cell>
          <table:table-cell table:number-columns-repeated="27" table:style-name="ce4"/>
          <table:table-cell table:number-columns-repeated="16355"/>
        </table:table-row>
        <table:table-row table:style-name="ro2">
          <table:table-cell office:value-type="string" table:style-name="ce5">
            <text:p>cluster1-worker2</text:p>
          </table:table-cell>
          <table:table-cell office:value-type="string" table:style-name="ce5">
            <text:p>edge</text:p>
          </table:table-cell>
          <table:table-cell table:number-columns-repeated="27" table:style-name="ce4"/>
          <table:table-cell table:number-columns-repeated="16355"/>
        </table:table-row>
        <table:table-row table:style-name="ro2">
          <table:table-cell office:value-type="string" table:style-name="ce5">
            <text:p>cluster1-worker3</text:p>
          </table:table-cell>
          <table:table-cell office:value-type="string" table:style-name="ce5">
            <text:p>edge</text:p>
          </table:table-cell>
          <table:table-cell table:number-columns-repeated="27" table:style-name="ce4"/>
          <table:table-cell table:number-columns-repeated="16355"/>
        </table:table-row>
        <table:table-row table:style-name="ro2">
          <table:table-cell office:value-type="string" table:style-name="ce5">
            <text:p>cluster1-worker4</text:p>
          </table:table-cell>
          <table:table-cell office:value-type="string" table:style-name="ce5">
            <text:p>far-edge</text:p>
          </table:table-cell>
          <table:table-cell table:number-columns-repeated="27" table:style-name="ce4"/>
          <table:table-cell table:number-columns-repeated="16355"/>
        </table:table-row>
        <table:table-row table:style-name="ro2">
          <table:table-cell office:value-type="string" table:style-name="ce5">
            <text:p>cluster1-worker5</text:p>
          </table:table-cell>
          <table:table-cell office:value-type="string" table:style-name="ce5">
            <text:p>far-edge</text:p>
          </table:table-cell>
          <table:table-cell table:number-columns-repeated="27" table:style-name="ce4"/>
          <table:table-cell table:number-columns-repeated="16355"/>
        </table:table-row>
        <table:table-row table:style-name="ro2">
          <table:table-cell table:number-columns-repeated="29" table:style-name="ce4"/>
          <table:table-cell table:number-columns-repeated="16355"/>
        </table:table-row>
        <table:table-row table:style-name="ro5">
          <table:table-cell office:value-type="string" table:style-name="ce3">
            <text:p>TTODA factor</text:p>
          </table:table-cell>
          <table:table-cell office:value-type="float" office:value="1000000000" table:style-name="ce6">
            <text:p>1000000000</text:p>
          </table:table-cell>
          <table:table-cell table:number-columns-repeated="27" table:style-name="ce4"/>
          <table:table-cell table:number-columns-repeated="16355"/>
        </table:table-row>
        <table:table-row table:style-name="ro6">
          <table:table-cell office:value-type="string" table:style-name="ce15">
            <text:p>NOTE: TTODA algorithm sorts Apps this way: FIRST uses score(22), THEN score(15).</text:p>
            <text:p/>
            <text:p>A "factor" is introduced to simplify the sorting using only one number.<text:s/></text:p>
            <text:p/>
            <text:p>So, sorting is done on this number:</text:p>
            <text:p>factor * score(22) <text:s/>+ score(15).<text:s/></text:p>
            <text:p/>
            <text:p>To make it work, we need:<text:s/></text:p>
            <text:p>factor <text:s/>&gt; max(score(22))</text:p>
          </table:table-cell>
          <table:table-cell table:number-columns-repeated="28" table:style-name="ce4"/>
          <table:table-cell table:number-columns-repeated="16355"/>
        </table:table-row>
        <table:table-row table:number-rows-repeated="6" table:style-name="ro2">
          <table:table-cell table:number-columns-repeated="29" table:style-name="ce4"/>
          <table:table-cell table:number-columns-repeated="16355"/>
        </table:table-row>
        <table:table-row table:number-rows-repeated="1048542" table:style-name="ro2">
          <table:table-cell table:number-columns-repeated="16384"/>
        </table:table-row>
      </table:table>
      <table:database-ranges>
        <table:database-range table:target-range-address="user_testsp1_on_infra_cluster1.A2:user_testsp1_on_infra_cluster1.P22" table:contains-header="false">
          <table:sort>
            <table:sort-by table:field-number="8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4" number:min-decimal-places="4" number:min-integer-digits="1"/>
    </number:number-style>
    <style:style style:name="cf1" style:family="table-cell" style:data-style-name="N0">
      <style:table-cell-properties fo:background-color="#FFC7CE"/>
      <style:text-properties fo:color="#9C0006"/>
    </style:style>
    <style:style style:name="cf10" style:family="table-cell" style:data-style-name="N0">
      <style:table-cell-properties fo:background-color="#FFC7CE"/>
      <style:text-properties fo:color="#9C0006"/>
    </style:style>
    <style:style style:name="cf11" style:family="table-cell" style:data-style-name="N0">
      <style:table-cell-properties fo:background-color="#FFEB9C"/>
      <style:text-properties fo:color="#9C5700"/>
    </style:style>
    <style:style style:name="cf12" style:family="table-cell" style:data-style-name="N0">
      <style:table-cell-properties fo:background-color="#C6EFCE"/>
      <style:text-properties fo:color="#006100"/>
    </style:style>
    <style:style style:name="cf13" style:family="table-cell" style:data-style-name="N0">
      <style:table-cell-properties fo:background-color="#FFEB9C"/>
      <style:text-properties fo:color="#9C5700"/>
    </style:style>
    <style:style style:name="cf14" style:family="table-cell" style:data-style-name="N0">
      <style:table-cell-properties fo:background-color="#C6EFCE"/>
      <style:text-properties fo:color="#006100"/>
    </style:style>
    <style:style style:name="cf15" style:family="table-cell" style:data-style-name="N0">
      <style:table-cell-properties fo:background-color="#BDD7EE"/>
      <style:text-properties fo:color="#006100"/>
    </style:style>
    <style:style style:name="cf16" style:family="table-cell" style:data-style-name="N0">
      <style:table-cell-properties fo:background-color="#FFEB9C"/>
      <style:text-properties fo:color="#9C5700"/>
    </style:style>
    <style:style style:name="cf17" style:family="table-cell" style:data-style-name="N0">
      <style:table-cell-properties fo:background-color="#C6EFCE"/>
      <style:text-properties fo:color="#006100"/>
    </style:style>
    <style:style style:name="cf18" style:family="table-cell" style:data-style-name="N0">
      <style:table-cell-properties fo:background-color="#BDD7EE"/>
      <style:text-properties fo:color="#006100"/>
    </style:style>
    <style:style style:name="cf19" style:family="table-cell" style:data-style-name="N0">
      <style:table-cell-properties fo:background-color="#FFEB9C"/>
      <style:text-properties fo:color="#9C5700"/>
    </style:style>
    <style:style style:name="cf2" style:family="table-cell" style:data-style-name="N0">
      <style:table-cell-properties fo:background-color="#C6EFCE"/>
      <style:text-properties fo:color="#006100"/>
    </style:style>
    <style:style style:name="cf20" style:family="table-cell" style:data-style-name="N0">
      <style:table-cell-properties fo:background-color="#C6EFCE"/>
      <style:text-properties fo:color="#006100"/>
    </style:style>
    <style:style style:name="cf21" style:family="table-cell" style:data-style-name="N0">
      <style:table-cell-properties fo:background-color="#BDD7EE"/>
      <style:text-properties fo:color="#006100"/>
    </style:style>
    <style:style style:name="cf22" style:family="table-cell" style:data-style-name="N0">
      <style:table-cell-properties fo:background-color="#FFEB9C"/>
      <style:text-properties fo:color="#9C5700"/>
    </style:style>
    <style:style style:name="cf23" style:family="table-cell" style:data-style-name="N0">
      <style:table-cell-properties fo:background-color="#C6EFCE"/>
      <style:text-properties fo:color="#006100"/>
    </style:style>
    <style:style style:name="cf24" style:family="table-cell" style:data-style-name="N0">
      <style:table-cell-properties fo:background-color="#BDD7EE"/>
      <style:text-properties fo:color="#006100"/>
    </style:style>
    <style:style style:name="cf25" style:family="table-cell" style:data-style-name="N0">
      <style:table-cell-properties fo:background-color="#FFEB9C"/>
      <style:text-properties fo:color="#9C5700"/>
    </style:style>
    <style:style style:name="cf26" style:family="table-cell" style:data-style-name="N0">
      <style:table-cell-properties fo:background-color="#C6EFCE"/>
      <style:text-properties fo:color="#006100"/>
    </style:style>
    <style:style style:name="cf27" style:family="table-cell" style:data-style-name="N0">
      <style:table-cell-properties fo:background-color="#BDD7EE"/>
      <style:text-properties fo:color="#006100"/>
    </style:style>
    <style:style style:name="cf28" style:family="table-cell" style:data-style-name="N0">
      <style:table-cell-properties fo:background-color="#FFEB9C"/>
      <style:text-properties fo:color="#9C5700"/>
    </style:style>
    <style:style style:name="cf29" style:family="table-cell" style:data-style-name="N0">
      <style:table-cell-properties fo:background-color="#C6EFCE"/>
      <style:text-properties fo:color="#006100"/>
    </style:style>
    <style:style style:name="cf3" style:family="table-cell" style:data-style-name="N0">
      <style:table-cell-properties fo:background-color="#FFEB9C"/>
      <style:text-properties fo:color="#9C5700"/>
    </style:style>
    <style:style style:name="cf30" style:family="table-cell" style:data-style-name="N0">
      <style:table-cell-properties fo:background-color="#BDD7EE"/>
      <style:text-properties fo:color="#006100"/>
    </style:style>
    <style:style style:name="cf31" style:family="table-cell" style:data-style-name="N0">
      <style:table-cell-properties fo:background-color="#FFEB9C"/>
      <style:text-properties fo:color="#9C5700"/>
    </style:style>
    <style:style style:name="cf32" style:family="table-cell" style:data-style-name="N0">
      <style:table-cell-properties fo:background-color="#C6EFCE"/>
      <style:text-properties fo:color="#006100"/>
    </style:style>
    <style:style style:name="cf33" style:family="table-cell" style:data-style-name="N0">
      <style:table-cell-properties fo:background-color="#BDD7EE"/>
      <style:text-properties fo:color="#006100"/>
    </style:style>
    <style:style style:name="cf34" style:family="table-cell" style:data-style-name="N0">
      <style:table-cell-properties fo:background-color="#FFEB9C"/>
      <style:text-properties fo:color="#9C5700"/>
    </style:style>
    <style:style style:name="cf35" style:family="table-cell" style:data-style-name="N0">
      <style:table-cell-properties fo:background-color="#C6EFCE"/>
      <style:text-properties fo:color="#006100"/>
    </style:style>
    <style:style style:name="cf36" style:family="table-cell" style:data-style-name="N0">
      <style:table-cell-properties fo:background-color="#BDD7EE"/>
      <style:text-properties fo:color="#006100"/>
    </style:style>
    <style:style style:name="cf37" style:family="table-cell" style:data-style-name="N0">
      <style:table-cell-properties fo:background-color="#FFEB9C"/>
      <style:text-properties fo:color="#9C5700"/>
    </style:style>
    <style:style style:name="cf38" style:family="table-cell" style:data-style-name="N0">
      <style:table-cell-properties fo:background-color="#C6EFCE"/>
      <style:text-properties fo:color="#006100"/>
    </style:style>
    <style:style style:name="cf39" style:family="table-cell" style:data-style-name="N0">
      <style:table-cell-properties fo:background-color="#BDD7EE"/>
      <style:text-properties fo:color="#006100"/>
    </style:style>
    <style:style style:name="cf4" style:family="table-cell" style:data-style-name="N0">
      <style:table-cell-properties fo:background-color="#FFC7CE"/>
      <style:text-properties fo:color="#9C0006"/>
    </style:style>
    <style:style style:name="cf40" style:family="table-cell" style:data-style-name="N0">
      <style:table-cell-properties fo:background-color="#FFEB9C"/>
      <style:text-properties fo:color="#9C5700"/>
    </style:style>
    <style:style style:name="cf41" style:family="table-cell" style:data-style-name="N0">
      <style:table-cell-properties fo:background-color="#C6EFCE"/>
      <style:text-properties fo:color="#006100"/>
    </style:style>
    <style:style style:name="cf42" style:family="table-cell" style:data-style-name="N0">
      <style:table-cell-properties fo:background-color="#BDD7EE"/>
      <style:text-properties fo:color="#006100"/>
    </style:style>
    <style:style style:name="cf5" style:family="table-cell" style:data-style-name="N0">
      <style:table-cell-properties fo:background-color="#FFEB9C"/>
      <style:text-properties fo:color="#9C5700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FFEB9C"/>
      <style:text-properties fo:color="#9C5700"/>
    </style:style>
    <style:style style:name="cf9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cf43" style:family="table-cell">
      <style:table-cell-properties fo:background-color="#FFEB9C"/>
      <style:text-properties fo:color="#9C5700" style:font-family-generic="swiss"/>
    </style:style>
    <style:style style:name="cf44" style:family="table-cell">
      <style:table-cell-properties fo:background-color="#C6EFCE"/>
      <style:text-properties fo:color="#006100" style:font-family-generic="swiss"/>
    </style:style>
    <style:style style:name="cf45" style:family="table-cell">
      <style:table-cell-properties fo:background-color="#BDD7E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1</meta:generator>
    <meta:initial-creator>Microsoft Office User</meta:initial-creator>
    <dc:creator>Microsoft Office User</dc:creator>
    <meta:creation-date>2021-10-28T07:24:40Z</meta:creation-date>
    <dc:date>2022-01-18T14:11:07Z</dc:date>
  </office:meta>
</office:document-meta>
</file>